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Reflections" style:family="table">
      <style:table-properties style:width="6.925in" table:align="margins"/>
    </style:style>
    <style:style style:name="Reflections.A" style:family="table-column">
      <style:table-column-properties style:column-width="1.7313in" style:rel-column-width="16383*"/>
    </style:style>
    <style:style style:name="Reflections.B" style:family="table-column">
      <style:table-column-properties style:column-width="1.7313in" style:rel-column-width="16384*"/>
    </style:style>
    <style:style style:name="Reflections.1" style:family="table-row">
      <style:table-row-properties style:min-row-height="0.5611in"/>
    </style:style>
    <style:style style:name="Reflections.A1" style:family="table-cell">
      <style:table-cell-properties fo:padding="0.0382in" fo:border-left="0.05pt solid #000000" fo:border-right="none" fo:border-top="0.05pt solid #000000" fo:border-bottom="0.05pt solid #000000"/>
    </style:style>
    <style:style style:name="Reflections.D1" style:family="table-cell">
      <style:table-cell-properties fo:padding="0.0382in" fo:border="0.05pt solid #000000"/>
    </style:style>
    <style:style style:name="Reflections.A2" style:family="table-cell">
      <style:table-cell-properties fo:padding="0.0382in" fo:border-left="0.05pt solid #000000" fo:border-right="none" fo:border-top="none" fo:border-bottom="0.05pt solid #000000"/>
    </style:style>
    <style:style style:name="Reflection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ora" officeooo:rsid="00091011" officeooo:paragraph-rsid="00091011"/>
    </style:style>
    <style:style style:name="P2" style:family="paragraph" style:parent-style-name="Table_20_Contents">
      <style:text-properties style:font-name="Lora" officeooo:rsid="00091011" officeooo:paragraph-rsid="00091011"/>
    </style:style>
    <style:style style:name="P3" style:family="paragraph" style:parent-style-name="Table_20_Contents">
      <style:text-properties style:font-name="Lora" officeooo:rsid="000a77e5" officeooo:paragraph-rsid="000a77e5"/>
    </style:style>
    <style:style style:name="P4" style:family="paragraph" style:parent-style-name="Table_20_Contents">
      <style:text-properties style:font-name="Lora" officeooo:rsid="000c5c86" officeooo:paragraph-rsid="000c5c86"/>
    </style:style>
    <style:style style:name="P5" style:family="paragraph" style:parent-style-name="Table_20_Contents">
      <style:text-properties style:font-name="Lora" officeooo:rsid="000efad5" officeooo:paragraph-rsid="000efad5"/>
    </style:style>
    <style:style style:name="P6" style:family="paragraph" style:parent-style-name="Table_20_Contents">
      <style:text-properties style:font-name="Lora" officeooo:rsid="00113a9d" officeooo:paragraph-rsid="00113a9d"/>
    </style:style>
    <style:style style:name="P7" style:family="paragraph" style:parent-style-name="Table_20_Contents">
      <style:text-properties style:font-name="Lora" fo:font-weight="bold" officeooo:rsid="000a77e5" officeooo:paragraph-rsid="000a77e5" style:font-weight-asian="bold" style:font-weight-complex="bold"/>
    </style:style>
    <style:style style:name="P8" style:family="paragraph" style:parent-style-name="Table_20_Contents">
      <style:text-properties style:font-name="Lora" fo:font-weight="bold" officeooo:rsid="00091011" officeooo:paragraph-rsid="00091011" style:font-weight-asian="bold" style:font-weight-complex="bold"/>
    </style:style>
    <style:style style:name="P9" style:family="paragraph" style:parent-style-name="Table_20_Contents">
      <style:text-properties style:font-name="Lora" officeooo:rsid="00113a9d" officeooo:paragraph-rsid="002154c2"/>
    </style:style>
    <style:style style:name="P10" style:family="paragraph" style:parent-style-name="Table_20_Contents">
      <style:text-properties officeooo:paragraph-rsid="002154c2"/>
    </style:style>
    <style:style style:name="P11" style:family="paragraph" style:parent-style-name="Table_20_Contents">
      <style:text-properties officeooo:rsid="002ab4f6" officeooo:paragraph-rsid="002ab4f6"/>
    </style:style>
    <style:style style:name="T1" style:family="text">
      <style:text-properties officeooo:rsid="000a77e5"/>
    </style:style>
    <style:style style:name="T2" style:family="text">
      <style:text-properties officeooo:rsid="000c7459"/>
    </style:style>
    <style:style style:name="T3" style:family="text">
      <style:text-properties officeooo:rsid="000e553e"/>
    </style:style>
    <style:style style:name="T4" style:family="text">
      <style:text-properties officeooo:rsid="001179e9"/>
    </style:style>
    <style:style style:name="T5" style:family="text">
      <style:text-properties officeooo:rsid="0014fc76"/>
    </style:style>
    <style:style style:name="T6" style:family="text">
      <style:text-properties style:font-name="Lora"/>
    </style:style>
    <style:style style:name="T7" style:family="text">
      <style:text-properties style:font-name="Lora" officeooo:rsid="001f9499"/>
    </style:style>
    <style:style style:name="T8" style:family="text">
      <style:text-properties style:font-name="Lora" officeooo:rsid="002154c2"/>
    </style:style>
    <style:style style:name="T9" style:family="text">
      <style:text-properties style:font-name="Lora" officeooo:rsid="002278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Reflections" table:style-name="Reflections">
        <table:table-column table:style-name="Reflections.A"/>
        <table:table-column table:style-name="Reflections.B" table:number-columns-repeated="3"/>
        <table:table-row table:style-name="Reflections.1">
          <table:table-cell table:style-name="Reflections.A1" office:value-type="string">
            <text:p text:style-name="P7">Author</text:p>
          </table:table-cell>
          <table:table-cell table:style-name="Reflections.A1" office:value-type="string">
            <text:p text:style-name="P8">Date</text:p>
          </table:table-cell>
          <table:table-cell table:style-name="Reflections.A1" office:value-type="string">
            <text:p text:style-name="P8">Name</text:p>
          </table:table-cell>
          <table:table-cell table:style-name="Reflections.D1" office:value-type="string">
            <text:p text:style-name="P8">De<text:span text:style-name="T1">s</text:span>cription/<text:span text:style-name="T4">Comments</text:span></text:p>
          </table:table-cell>
        </table:table-row>
        <table:table-row>
          <table:table-cell table:style-name="Reflections.A2" office:value-type="string">
            <text:p text:style-name="P3">Lorenzo</text:p>
          </table:table-cell>
          <table:table-cell table:style-name="Reflections.A2" office:value-type="string">
            <text:p text:style-name="P2">11/3/2019</text:p>
          </table:table-cell>
          <table:table-cell table:style-name="Reflections.A2" office:value-type="string">
            <text:p text:style-name="P3">pmap command</text:p>
          </table:table-cell>
          <table:table-cell table:style-name="Reflections.D2" office:value-type="string">
            <text:p text:style-name="P3">Found out about the pmap command on linux! It basically spits out the memory allocation map of a specific process. This might be useful to benchmark the amount of writes done by processes for TypeOS.</text:p>
          </table:table-cell>
        </table:table-row>
        <table:table-row>
          <table:table-cell table:style-name="Reflections.A2" office:value-type="string">
            <text:p text:style-name="P4">Lorenzo</text:p>
          </table:table-cell>
          <table:table-cell table:style-name="Reflections.A2" office:value-type="string">
            <text:p text:style-name="P4">11/4/2019</text:p>
          </table:table-cell>
          <table:table-cell table:style-name="Reflections.A2" office:value-type="string">
            <text:p text:style-name="P4"><text:s/><text:span text:style-name="T2">i</text:span>ostat command </text:p>
          </table:table-cell>
          <table:table-cell table:style-name="Reflections.D2" office:value-type="string">
            <text:p text:style-name="P4">I can detect the current activity of the disk with this command. It tells one <text:span text:style-name="T3">the</text:span> memory written per second system-wide.</text:p>
          </table:table-cell>
        </table:table-row>
        <table:table-row>
          <table:table-cell table:style-name="Reflections.A2" office:value-type="string">
            <text:p text:style-name="P5">Lorenzo </text:p>
          </table:table-cell>
          <table:table-cell table:style-name="Reflections.A2" office:value-type="string">
            <text:p text:style-name="P5">11/5/2019</text:p>
          </table:table-cell>
          <table:table-cell table:style-name="Reflections.A2" office:value-type="string">
            <text:p text:style-name="P5">Perf</text:p>
          </table:table-cell>
          <table:table-cell table:style-name="Reflections.D2" office:value-type="string">
            <text:p text:style-name="P5">The perf command is a linux profiler which was recommended by the professor, and it looks pretty useful!</text:p>
            <text:p text:style-name="P5">We’ll probably use it to make some kinds of graphs(probably Flame Graphs and such).</text:p>
          </table:table-cell>
        </table:table-row>
        <table:table-row>
          <table:table-cell table:style-name="Reflections.A2" office:value-type="string">
            <text:p text:style-name="P6">Lorenzo</text:p>
          </table:table-cell>
          <table:table-cell table:style-name="Reflections.A2" office:value-type="string">
            <text:p text:style-name="P6">11/6/2019</text:p>
          </table:table-cell>
          <table:table-cell table:style-name="Reflections.A2" office:value-type="string">
            <text:p text:style-name="P9">Ext4 file system and tuning.</text:p>
            <text:p text:style-name="P9"/>
            <text:p text:style-name="P10"><text:span text:style-name="T7">make2fs,tune2fs</text:span><text:span text:style-name="T8">(</text:span><text:span text:style-name="T9">co</text:span><text:span text:style-name="T8">mmands)</text:span></text:p>
            <text:p text:style-name="P10"><text:span text:style-name="T8"/></text:p>
            <text:p text:style-name="P11"><text:span text:style-name="T8">f</text:span><text:span text:style-name="T6">sync():function we might use.</text:span></text:p>
          </table:table-cell>
          <table:table-cell table:style-name="Reflections.D2" office:value-type="string">
            <text:p text:style-name="P6">After playing around with perf, we found some interesting facts about <text:span text:style-name="T5">the ext4 filesystem. First of all, there are many events(including journaling) that are fired just for an </text:span><text:soft-page-break/><text:span text:style-name="T5">empty file! Which makes sense, given that there is a lot of complexity in the ext4 filesystem. Something that caught my eye was the fact that we can TUNE the ext4 filesystem. We can even tell it how often it will journal! I will start experimenting with this tuning ASAP.</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2:41:10.708987276</meta:creation-date>
    <meta:generator>LibreOffice/6.0.7.3$Linux_X86_64 LibreOffice_project/00m0$Build-3</meta:generator>
    <dc:date>2019-11-06T23:20:54.726352709</dc:date>
    <meta:editing-duration>PT24M27S</meta:editing-duration>
    <meta:editing-cycles>23</meta:editing-cycles>
    <meta:document-statistic meta:table-count="1" meta:image-count="0" meta:object-count="0" meta:page-count="2" meta:paragraph-count="23" meta:word-count="193" meta:character-count="1167" meta:non-whitespace-character-count="994"/>
  </office:meta>
</office:document-meta>
</file>